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Resultados de Aprendizaje / Criterios de Evaluación">
            <text:p>Resultados de Aprendizaje / Criterios de Evaluación</text:p>
          </table:table-cell>
          <table:table-cell table:style-name="pd1" office:value-type="string" office:string-value="%">
            <text:p>%</text:p>
          </table:table-cell>
          <table:table-cell table:style-name="pd1" office:value-type="string" office:string-value="ALUMNO1">
            <text:p>ALUMNO1</text:p>
          </table:table-cell>
          <table:table-cell table:style-name="pd1" office:value-type="string" office:string-value="ALUMNO2">
            <text:p>ALUMNO2</text:p>
          </table:table-cell>
          <table:table-cell table:style-name="pd1" office:value-type="string" office:string-value="ALUMNO3">
            <text:p>ALUMNO3</text:p>
          </table:table-cell>
          <table:table-cell table:style-name="pd1" office:value-type="string" office:string-value="ALUMNO4">
            <text:p>ALUMNO4</text:p>
          </table:table-cell>
          <table:table-cell table:style-name="pd1" office:value-type="string" office:string-value="ALUMNO5">
            <text:p>ALUMNO5</text:p>
          </table:table-cell>
          <table:table-cell table:style-name="pd1" office:value-type="string" office:string-value="ALUMNO6">
            <text:p>ALUMNO6</text:p>
          </table:table-cell>
          <table:table-cell table:style-name="pd1" office:value-type="string" office:string-value="ALUMNO7">
            <text:p>ALUMNO7</text:p>
          </table:table-cell>
          <table:table-cell table:style-name="pd1" office:value-type="string" office:string-value="ALUMNO8">
            <text:p>ALUMNO8</text:p>
          </table:table-cell>
          <table:table-cell table:style-name="pd1" office:value-type="string" office:string-value="ALUMNO9">
            <text:p>ALUMNO9</text:p>
          </table:table-cell>
          <table:table-cell table:style-name="pd1" office:value-type="string" office:string-value="ALUMNO10">
            <text:p>ALUMNO10</text:p>
          </table:table-cell>
          <table:table-cell table:style-name="pd1" office:value-type="string" office:string-value="ALUMNO11">
            <text:p>ALUMNO11</text:p>
          </table:table-cell>
          <table:table-cell table:style-name="pd1" office:value-type="string" office:string-value="ALUMNO12">
            <text:p>ALUMNO12</text:p>
          </table:table-cell>
          <table:table-cell table:style-name="pd1" office:value-type="string" office:string-value="ALUMNO13">
            <text:p>ALUMNO13</text:p>
          </table:table-cell>
          <table:table-cell table:style-name="pd1" office:value-type="string" office:string-value="ALUMNO14">
            <text:p>ALUMNO14</text:p>
          </table:table-cell>
          <table:table-cell table:style-name="pd1" office:value-type="string" office:string-value="ALUMNO15">
            <text:p>ALUMNO15</text:p>
          </table:table-cell>
          <table:table-cell table:style-name="pd1" office:value-type="string" office:string-value="ALUMNO16">
            <text:p>ALUMNO16</text:p>
          </table:table-cell>
          <table:table-cell table:style-name="pd1" office:value-type="string" office:string-value="ALUMNO17">
            <text:p>ALUMNO17</text:p>
          </table:table-cell>
          <table:table-cell table:style-name="pd1" office:value-type="string" office:string-value="ALUMNO18">
            <text:p>ALUMNO18</text:p>
          </table:table-cell>
          <table:table-cell table:style-name="pd1" office:value-type="string" office:string-value="ALUMNO19">
            <text:p>ALUMNO19</text:p>
          </table:table-cell>
          <table:table-cell table:style-name="pd1" office:value-type="string" office:string-value="ALUMNO20">
            <text:p>ALUMNO20</text:p>
          </table:table-cell>
          <table:table-cell table:style-name="pd1" office:value-type="string" office:string-value="ALUMNO21">
            <text:p>ALUMNO21</text:p>
          </table:table-cell>
          <table:table-cell table:style-name="pd1" office:value-type="string" office:string-value="ALUMNO22">
            <text:p>ALUMNO22</text:p>
          </table:table-cell>
          <table:table-cell table:style-name="pd1" office:value-type="string" office:string-value="ALUMNO23">
            <text:p>ALUMNO23</text:p>
          </table:table-cell>
          <table:table-cell table:style-name="pd1" office:value-type="string" office:string-value="ALUMNO24">
            <text:p>ALUMNO24</text:p>
          </table:table-cell>
          <table:table-cell table:style-name="pd1" office:value-type="string" office:string-value="ALUMNO25">
            <text:p>ALUMNO25</text:p>
          </table:table-cell>
        </table:table-row>
        <table:table-row>
          <table:table-cell office:value-type="string" office:string-value="RA 1&#10;Evalúa sistemas informáticos, identificando sus componentes y características.">
            <text:p>RA 1
Evalúa sistemas informáticos, identificando sus componentes y característica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) Se han reconocido los componentes físicos de un sistema informático y sus mecanismos de interconexión.">
            <text:p>a) Se han reconocido los componentes físicos de un sistema informático y sus mecanismos de interconexió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) Se han clasificado los tipos de memorias, señalando sus características e identifcando sus prestaciones y la función que desarrollan en el conjunto del sistema.">
            <text:p>b) Se han clasificado los tipos de memorias, señalando sus características e identifcando sus prestaciones y la función que desarrollan en el conjunto del sistem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) Se ha verificado el proceso de puesta en marcha de un equipo.">
            <text:p>c) Se ha verificado el proceso de puesta en marcha de un equip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) Se han clasificado, instalado y configurado diferentes tipos de dispositivos periféricos.">
            <text:p>d) Se han clasificado, instalado y configurado diferentes tipos de dispositivos periféric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) Se han identificado los tipos de redes y sistemas de comunicación.">
            <text:p>e) Se han identificado los tipos de redes y sistemas de comunicació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) Se han identificado los componentes de una red informática.">
            <text:p>f) Se han identificado los componentes de una red informátic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) Se han interpretado mapas físicos y lógicos de una red informática.">
            <text:p>g) Se han interpretado mapas físicos y lógicos de una red informátic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) Se han reconocido las normas de seguridad y prevención de riesgos laborales en el uso de los sistemas informáticos.">
            <text:p>h) Se han reconocido las normas de seguridad y prevención de riesgos laborales en el uso de los sistemas informátic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 2&#10;Instala sistemas operativos planificando el proceso e interpretando documentación técnica.">
            <text:p>RA 2
Instala sistemas operativos planificando el proceso e interpretando documentación técnic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) Se han identificado los elementos funcionales de un sistema informático.">
            <text:p>a) Se han identificado los elementos funcionales de un sistema informátic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) Se han analizado las características, funciones y arquitectura de un sistema operativo.">
            <text:p>b) Se han analizado las características, funciones y arquitectura de un sistema operativ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) Se han comparado sistemas operativos en base a sus requisitos, características, campos de aplicación y licencias de uso.">
            <text:p>c) Se han comparado sistemas operativos en base a sus requisitos, características, campos de aplicación y licencias de us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) Se ha planificado el proceso de la instalación de sistemas operativos.">
            <text:p>d) Se ha planificado el proceso de la instalación de sistemas operativ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) Se han instalado y actualizado sistemas operativos libres y propietarios.">
            <text:p>e) Se han instalado y actualizado sistemas operativos libres y propietari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) Se han aplicado técnicas de actualización y recuperación del sistema.">
            <text:p>f) Se han aplicado técnicas de actualización y recuperación del sistem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) Se han utilizado tecnologías de virtualización para instalar y probar sistemas operativos.">
            <text:p>g) Se han utilizado tecnologías de virtualización para instalar y probar sistemas operativ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) Se han instalado, desinstalado y actualizado aplicaciones.">
            <text:p>h) Se han instalado, desinstalado y actualizado aplicacione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) Se han documentado los procesos realizados.">
            <text:p>i) Se han documentado los procesos realizad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 3&#10;Gestiona la información del sistema identificando las estructuras de almacenamiento y aplicando medidas para asegurar la integridad de los datos.">
            <text:p>RA 3
Gestiona la información del sistema identificando las estructuras de almacenamiento y aplicando medidas para asegurar la integridad de los dat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) Se han comparado sistemas de archivos.">
            <text:p>a) Se han comparado sistemas de archiv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) Se ha identificado la estructura y función de los directorios del sistema">
            <text:p>b) Se ha identificado la estructura y función de los directorios del sistem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) operativo.">
            <text:p>c) operativ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) Se han utilizado herramientas en entorno gráfico y comandos para localizar información en el sistema de archivos.">
            <text:p>d) Se han utilizado herramientas en entorno gráfico y comandos para localizar información en el sistema de archiv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) Se han creado diferentes tipos de particiones y unidades lógicas.">
            <text:p>e) Se han creado diferentes tipos de particiones y unidades lógica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) Se han realizado y restaurado copias de seguridad.">
            <text:p>f) Se han realizado y restaurado copias de seguridad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) Se han planificado y automatizado tareas.">
            <text:p>g) Se han planificado y automatizado tarea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) Se han instalado y evaluado utilidades relacionadas con la gestión de información.">
            <text:p>h) Se han instalado y evaluado utilidades relacionadas con la gestión de informació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 4&#10;Gestiona sistemas operativos utilizando comandos y herramientas gráficas y evaluando las necesidades del sistema.">
            <text:p>RA 4
Gestiona sistemas operativos utilizando comandos y herramientas gráficas y evaluando las necesidades del sistem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) Se han configurado cuentas de usuario locales y grupos.">
            <text:p>a) Se han configurado cuentas de usuario locales y grup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) Se ha asegurado el acceso al sistema mediante el uso de directivas de cuenta y directivas de contraseñas.">
            <text:p>b) Se ha asegurado el acceso al sistema mediante el uso de directivas de cuenta y directivas de contraseña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) Se han identificado, arrancado y detenido servicios y procesos.">
            <text:p>c) Se han identificado, arrancado y detenido servicios y proces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) Se ha protegido el acceso a la información mediante el uso de permisos locales y listas de control de acceso.">
            <text:p>d) Se ha protegido el acceso a la información mediante el uso de permisos locales y listas de control de acces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) Se han utilizado comandos para realizar las tareas básicas de configuración y administración del sistema.">
            <text:p>e) Se han utilizado comandos para realizar las tareas básicas de configuración y administración del sistem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) Se ha monitorizado el sistema.">
            <text:p>f) Se ha monitorizado el sistem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) Se han instalado y evaluado utilidades para el mantenimiento y optimización del sistema.">
            <text:p>g) Se han instalado y evaluado utilidades para el mantenimiento y optimización del sistem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) Se han evaluado las necesidades del sistema informático en relación con el desarrollo de aplicaciones.">
            <text:p>h) Se han evaluado las necesidades del sistema informático en relación con el desarrollo de aplicacione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 5&#10;Interconecta sistemas en red configurando dispositivos y protocolos.">
            <text:p>RA 5
Interconecta sistemas en red configurando dispositivos y protocol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) Se ha configurado el protocolo TCP/IP.">
            <text:p>a) Se ha configurado el protocolo TCP/IP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) Se han configurado redes de área local cableadas.">
            <text:p>b) Se han configurado redes de área local cableada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) Se han configurado redes de área local inalámbricas.">
            <text:p>c) Se han configurado redes de área local inalámbrica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) Se han utilizado dispositivos de interconexión de redes.">
            <text:p>d) Se han utilizado dispositivos de interconexión de rede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) Se ha configurado el acceso a redes de área extensa.">
            <text:p>e) Se ha configurado el acceso a redes de área extens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) Se han gestionado puertos de comunicaciones.">
            <text:p>f) Se han gestionado puertos de comunicacione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) Se ha verificado el funcionamiento de la red mediante el uso de comandos y herramientas básicas.">
            <text:p>g) Se ha verificado el funcionamiento de la red mediante el uso de comandos y herramientas básica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) Se han aplicado protocolos seguros de comunicaciones.">
            <text:p>h) Se han aplicado protocolos seguros de comunicacione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 6&#10;Opera sistemas en red gestionando sus recursos e identificando las restricciones de seguridad existentes.">
            <text:p>RA 6
Opera sistemas en red gestionando sus recursos e identificando las restricciones de seguridad existente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) Se ha configurado el acceso a recursos locales y recursos de red.">
            <text:p>a) Se ha configurado el acceso a recursos locales y recursos de red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) Se han identificado y configurado los derechos de usuario y directivas de seguridad.">
            <text:p>b) Se han identificado y configurado los derechos de usuario y directivas de seguridad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) Se han explotado servidores de ficheros, servidores de impresión y servidores de aplicaciones.">
            <text:p>c) Se han explotado servidores de ficheros, servidores de impresión y servidores de aplicacione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) Se ha accedido a los servidores utilizando técnicas de conexión remota.">
            <text:p>d) Se ha accedido a los servidores utilizando técnicas de conexión remot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) Se ha evaluado la necesidad de proteger los recursos y el sistema.">
            <text:p>e) Se ha evaluado la necesidad de proteger los recursos y el sistem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) Se han instalado y evaluado utilidades de seguridad básica.">
            <text:p>f) Se han instalado y evaluado utilidades de seguridad básic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) Se han configurado y explotado dominios.">
            <text:p>g) Se han configurado y explotado domini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 7&#10;Elabora documentación valorando y utilizando aplicaciones informáticas de propósito general.">
            <text:p>RA 7
Elabora documentación valorando y utilizando aplicaciones informáticas de propósito general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) Se ha clasificado software en función de su licencia y propósito.">
            <text:p>a) Se ha clasificado software en función de su licencia y propósit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) Se han analizado las necesidades específicas de software asociadas al uso de sistemas informáticos en diferentes entornos productivos.">
            <text:p>b) Se han analizado las necesidades específicas de software asociadas al uso de sistemas informáticos en diferentes entornos productiv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) Se han realizado tareas de documentación mediante el uso de herramientas ofimáticas y de trabajo colaborativo.">
            <text:p>c) Se han realizado tareas de documentación mediante el uso de herramientas ofimáticas y de trabajo colaborativo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) Se han utilizado sistemas de correo y mensajería electrónica.">
            <text:p>d) Se han utilizado sistemas de correo y mensajería electrónica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) Se han utilizado los servicios de transferencia de ficheros.">
            <text:p>e) Se han utilizado los servicios de transferencia de ficheros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) Se han utilizado métodos de búsqueda de documentación técnica mediante el uso de servicios de Internet.">
            <text:p>f) Se han utilizado métodos de búsqueda de documentación técnica mediante el uso de servicios de Internet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) Se han utilizado herramientas de propósito general.">
            <text:p>g) Se han utilizado herramientas de propósito general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